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12.026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4.306cm"/>
    </style:style>
    <style:style style:name="co7" style:family="table-column">
      <style:table-column-properties fo:break-before="auto" style:column-width="5.764cm"/>
    </style:style>
    <style:style style:name="co8" style:family="table-column">
      <style:table-column-properties fo:break-before="auto" style:column-width="2.10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44cm" fo:break-before="auto" style:use-optimal-row-height="true"/>
    </style:style>
    <style:style style:name="ro4" style:family="table-row">
      <style:table-row-properties style:row-height="1.716cm" fo:break-before="auto" style:use-optimal-row-height="tru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ro7" style:family="table-row">
      <style:table-row-properties style:row-height="1.256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Devis">
      <style:table-properties table:display="true" style:writing-mode="lr-tb"/>
    </style:style>
    <number:number-style style:name="N10002" number:language="fr" number:country="FR">
      <number:number number:decimal-places="2" number:min-decimal-places="2" number:min-integer-digits="1"/>
    </number:number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fo:background-color="#ffffff"/>
    </style:style>
    <style:style style:name="ce2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558ed5" style:text-outline="false" style:text-line-through-style="none" style:text-line-through-type="none" style:font-name="Calibri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5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558ed5" style:text-outline="false" style:text-line-through-style="none" style:text-line-through-type="none" style:font-name="Calibri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99pt solid #a6a6a6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99pt solid #a6a6a6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c9211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Excel_20_Built-in_20_Normal">
      <style:table-cell-properties fo:border-bottom="0.99pt solid #a6a6a6" fo:background-color="#c6d9f1" style:diagonal-bl-tr="none" style:diagonal-tl-br="none" style:text-align-source="fix" style:repeat-content="false" fo:wrap-option="no-wrap" fo:border-left="none" style:direction="ltr" fo:border-right="0.99pt solid #a6a6a6" style:rotation-angle="0" style:rotation-align="none" style:shrink-to-fit="false" fo:border-top="0.99pt solid #a6a6a6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c9211e"/>
    </style:style>
    <style:style style:name="ce14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7" style:family="table-cell" style:parent-style-name="Excel_20_Built-in_20_Normal" style:data-style-name="N112">
      <style:table-cell-properties fo:background-color="#ffffff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Excel_20_Built-in_20_Normal" style:data-style-name="N10002">
      <style:table-cell-properties fo:background-color="#ffffff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9" style:family="table-cell" style:parent-style-name="Excel_20_Built-in_20_Normal" style:data-style-name="N10002">
      <style:table-cell-properties fo:background-color="#ffffff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c9211e"/>
    </style:style>
    <style:style style:name="ce18" style:family="table-cell" style:parent-style-name="Excel_20_Built-in_20_Normal" style:data-style-name="N10002">
      <style:table-cell-properties fo:background-color="#c6d9f1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Excel_20_Built-in_20_Normal" style:data-style-name="N112">
      <style:table-cell-properties fo:background-color="#ffffff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" style:family="table-cell" style:parent-style-name="Excel_20_Built-in_20_Normal" style:data-style-name="N112">
      <style:table-cell-properties fo:background-color="#ffffff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Excel_20_Built-in_20_Normal" style:data-style-name="N112">
      <style:table-cell-properties fo:background-color="#ffffff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style:font-name-complex="Calibri"/>
    </style:style>
    <style:style style:name="ce44" style:family="table-cell" style:parent-style-name="Excel_20_Built-in_20_Normal" style:data-style-name="N112">
      <style:table-cell-properties fo:background-color="#ffffff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c9211e"/>
    </style:style>
    <style:style style:name="ce21" style:family="table-cell" style:parent-style-name="Excel_20_Built-in_20_Normal" style:data-style-name="N112">
      <style:table-cell-properties fo:background-color="#c6d9f1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Excel_20_Built-in_20_Normal" style:data-style-name="N112">
      <style:table-cell-properties fo:background-color="#c6d9f1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 style:data-style-name="N10030">
      <style:table-cell-properties fo:background-color="#ffffff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99pt solid #a6a6a6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99pt solid #a6a6a6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c9211e"/>
    </style:style>
    <style:style style:name="ce24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T1" style:family="text">
      <style:text-properties fo:color="#000000" style:font-name="Calibri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9pt" style:text-underline-style="none" style:text-underline-color="font-color" style:text-line-through-type="none" fo:font-style="normal" style:text-outline="false" fo:text-shadow="none" style:text-position="0% 100%" style:font-name-complex="Calibri" style:font-size-asian="9pt" style:font-size-complex="9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is" table:style-name="ta1" table:print-ranges="Devis.A1:Devis.H26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56" table:default-cell-style-name="Excel_20_Built-in_20_Normal"/>
        <table:table-row table:style-name="ro1">
          <table:table-cell table:style-name="ce1" table:number-columns-repeated="8"/>
          <table:table-cell table:number-columns-repeated="56"/>
        </table:table-row>
        <table:table-row table:style-name="ro2">
          <table:table-cell table:style-name="ce1"/>
          <table:table-cell table:style-name="ce2" office:value-type="string" calcext:value-type="string" table:number-columns-spanned="7" table:number-rows-spanned="1">
            <text:p>Devis n° <text:s/>00001 / Client « Le Nouveau monde Montpellier »</text:p>
          </table:table-cell>
          <table:covered-table-cell table:number-columns-repeated="6" table:style-name="ce9"/>
          <table:table-cell table:number-columns-repeated="56"/>
        </table:table-row>
        <table:table-row table:style-name="ro1">
          <table:table-cell table:style-name="ce1" table:number-columns-repeated="8"/>
          <table:table-cell table:number-columns-repeated="56"/>
        </table:table-row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Commentaire général</text:p>
          </table:table-cell>
          <table:covered-table-cell table:number-columns-repeated="2" table:style-name="ce5"/>
          <table:table-cell table:style-name="ce26" office:value-type="string" calcext:value-type="string" table:number-columns-spanned="2" table:number-rows-spanned="1">
            <text:p>TJM appliqué</text:p>
          </table:table-cell>
          <table:covered-table-cell table:style-name="ce26"/>
          <table:table-cell table:style-name="ce22" office:value-type="string" office:string-value="Date de début (estimé)" calcext:value-type="string">
            <text:p><text:s/>Date de début (estimé) </text:p>
          </table:table-cell>
          <table:table-cell table:style-name="ce22" office:value-type="string" office:string-value="Date de fin (estimé)" calcext:value-type="string">
            <text:p><text:s/>Date de fin (estimé) </text:p>
          </table:table-cell>
          <table:table-cell table:number-columns-repeated="56"/>
        </table:table-row>
        <table:table-row table:style-name="ro1">
          <table:table-cell table:style-name="ce1"/>
          <table:table-cell table:style-name="ce7" table:number-columns-spanned="3" table:number-rows-spanned="1"/>
          <table:covered-table-cell table:number-columns-repeated="2" table:style-name="ce7"/>
          <table:table-cell table:style-name="ce37" office:value-type="currency" office:currency="EUR" office:value="140" calcext:value-type="currency" table:number-columns-spanned="2" table:number-rows-spanned="1">
            <text:p><text:s/>140,00 € </text:p>
          </table:table-cell>
          <table:covered-table-cell table:style-name="ce15"/>
          <table:table-cell table:style-name="ce23" office:value-type="date" office:date-value="2021-12-15" calcext:value-type="date">
            <text:p>15/12/2021</text:p>
          </table:table-cell>
          <table:table-cell table:style-name="ce23" office:value-type="date" office:date-value="2022-11-22" calcext:value-type="date">
            <text:p>22/11/2022</text:p>
          </table:table-cell>
          <table:table-cell table:number-columns-repeated="56"/>
        </table:table-row>
        <table:table-row table:style-name="ro1" table:number-rows-repeated="2">
          <table:table-cell table:style-name="ce1" table:number-columns-repeated="8"/>
          <table:table-cell table:number-columns-repeated="56"/>
        </table:table-row>
        <table:table-row table:style-name="ro1">
          <table:table-cell table:style-name="ce1"/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Action</text:p>
          </table:table-cell>
          <table:table-cell table:style-name="ce11" office:value-type="string" calcext:value-type="string">
            <text:p>Temps (heure)</text:p>
          </table:table-cell>
          <table:table-cell table:style-name="ce11" office:value-type="string" calcext:value-type="string">
            <text:p>Temps (jour)</text:p>
          </table:table-cell>
          <table:table-cell table:style-name="ce11" office:value-type="string" calcext:value-type="string">
            <text:p>Prix (HT)</text:p>
          </table:table-cell>
          <table:table-cell table:style-name="ce11" office:value-type="string" calcext:value-type="string" table:number-columns-spanned="2" table:number-rows-spanned="1">
            <text:p>Remarque</text:p>
          </table:table-cell>
          <table:covered-table-cell table:style-name="ce11"/>
          <table:table-cell table:number-columns-repeated="56"/>
        </table:table-row>
        <table:table-row table:style-name="ro3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1">Design /</text:span><text:span text:style-name="T2"> Création d'une maquette graphique, recherche de visuels, personnalisation couleur, mise en page, etc</text:span></text:p>
            <text:p><text:span text:style-name="T3">2 propositions graphique maximum</text:span></text:p>
          </table:table-cell>
          <table:table-cell table:style-name="ce6" office:value-type="float" office:value="32" calcext:value-type="float">
            <text:p>32</text:p>
          </table:table-cell>
          <table:table-cell table:style-name="ce17" office:value-type="float" office:value="5" calcext:value-type="float">
            <text:p>5,00</text:p>
          </table:table-cell>
          <table:table-cell table:style-name="ce19" table:formula="of:=[.E9]*[.E5]" office:value-type="currency" office:currency="EUR" office:value="700" calcext:value-type="currency">
            <text:p><text:s/>700,00 € </text:p>
          </table:table-cell>
          <table:table-cell table:style-name="ce48" office:value-type="string" calcext:value-type="string" table:number-columns-spanned="2" table:number-rows-spanned="1">
            <text:p>Il est convenus que le prestataire n’est pas graphiste</text:p>
          </table:table-cell>
          <table:covered-table-cell table:style-name="ce54"/>
          <table:table-cell table:number-columns-repeated="56"/>
        </table:table-row>
        <table:table-row table:style-name="ro4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29" office:value-type="string" calcext:value-type="string">
            <text:p><text:span text:style-name="T1">Intégration /</text:span><text:span text:style-name="T2"> Création de toutes les pages (et contenu), texte, image, menu, etc.</text:span></text:p>
            <text:p><text:span text:style-name="T3">Site Internet compatible tout navigateurs récents</text:span></text:p>
            <text:p><text:span text:style-name="T3">Site Compatible Version Mobile</text:span></text:p>
            <text:p><text:span text:style-name="T3">Intégration des pages en général et des fichiers multimédia : Vidéos / Photos / icônes / googleMap </text:span></text:p>
          </table:table-cell>
          <table:table-cell table:style-name="ce6" office:value-type="float" office:value="130" calcext:value-type="float">
            <text:p>130</text:p>
          </table:table-cell>
          <table:table-cell table:style-name="ce17" office:value-type="float" office:value="14" calcext:value-type="float">
            <text:p>14,00</text:p>
          </table:table-cell>
          <table:table-cell table:style-name="ce19" table:formula="of:=[.E10]*[.E5]" office:value-type="currency" office:currency="EUR" office:value="1960" calcext:value-type="currency">
            <text:p><text:s/>1 960,00 € </text:p>
          </table:table-cell>
          <table:table-cell table:style-name="ce54" table:number-columns-spanned="2" table:number-rows-spanned="1"/>
          <table:covered-table-cell table:style-name="ce54"/>
          <table:table-cell table:number-columns-repeated="56"/>
        </table:table-row>
        <table:table-row table:style-name="ro5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29" office:value-type="string" calcext:value-type="string">
            <text:p><text:span text:style-name="T1">Configuration /</text:span><text:span text:style-name="T2"> Installation du CMS, Base de données, Interface d'administration BackOffice pour paramétrer le site web facilement et administration complète.</text:span></text:p>
          </table:table-cell>
          <table:table-cell table:style-name="ce6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,00</text:p>
          </table:table-cell>
          <table:table-cell table:style-name="ce19" table:formula="of:=[.E11]*[.E5]" office:value-type="currency" office:currency="EUR" office:value="700" calcext:value-type="currency">
            <text:p><text:s/>700,00 € </text:p>
          </table:table-cell>
          <table:table-cell table:style-name="ce54" table:number-columns-spanned="2" table:number-rows-spanned="1"/>
          <table:covered-table-cell table:style-name="ce54"/>
          <table:table-cell table:number-columns-repeated="56"/>
        </table:table-row>
        <table:table-row table:style-name="ro5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29" office:value-type="string" calcext:value-type="string">
            <text:p><text:span text:style-name="T1">Configuration - Développement / </text:span><text:span text:style-name="T2">Création d'un formulaire de contact et création des contenus</text:span></text:p>
          </table:table-cell>
          <table:table-cell table:style-name="ce6" office:value-type="float" office:value="7" calcext:value-type="float">
            <text:p>7</text:p>
          </table:table-cell>
          <table:table-cell table:style-name="ce17" table:formula="of:=[.D12]/7" office:value-type="float" office:value="1" calcext:value-type="float">
            <text:p>1,00</text:p>
          </table:table-cell>
          <table:table-cell table:style-name="ce19" table:formula="of:=[.E12]*[.E5]" office:value-type="currency" office:currency="EUR" office:value="140" calcext:value-type="currency">
            <text:p><text:s/>140,00 € </text:p>
          </table:table-cell>
          <table:table-cell table:style-name="ce54" table:number-columns-spanned="2" table:number-rows-spanned="1"/>
          <table:covered-table-cell table:style-name="ce54"/>
          <table:table-cell table:number-columns-repeated="56"/>
        </table:table-row>
        <table:table-row table:style-name="ro6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29" office:value-type="string" calcext:value-type="string">
            <text:p><text:span text:style-name="T1">Hebergement /</text:span><text:span text:style-name="T2"> Accompagnement dans l'inscription à un type d’hébergement, durée et nom de domaine.</text:span></text:p>
          </table:table-cell>
          <table:table-cell table:style-name="ce6" office:value-type="float" office:value="7" calcext:value-type="float">
            <text:p>7</text:p>
          </table:table-cell>
          <table:table-cell table:style-name="ce17" office:value-type="float" office:value="0.5" calcext:value-type="float">
            <text:p>0,50</text:p>
          </table:table-cell>
          <table:table-cell table:style-name="ce20" table:formula="of:=[.E13]*[.E5]" office:value-type="currency" office:currency="EUR" office:value="70" calcext:value-type="currency">
            <text:p><text:s/>70,00 € </text:p>
          </table:table-cell>
          <table:table-cell table:style-name="ce48" office:value-type="string" calcext:value-type="string" table:number-columns-spanned="2" table:number-rows-spanned="1">
            <text:p>L’association s’occuperas des démarche administrative elle-meme.</text:p>
          </table:table-cell>
          <table:covered-table-cell table:style-name="ce54"/>
          <table:table-cell table:number-columns-repeated="56"/>
        </table:table-row>
        <table:table-row table:style-name="ro3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29" office:value-type="string" calcext:value-type="string">
            <text:p><text:span text:style-name="T1">  Référencement /</text:span><text:span text:style-name="T2"> Prédisposition au référencement naturel : mots-clés, url, balises meta/title, sitemap, code valide w3c, robots, gestion erreurs 404, maillage interne, intégration réseaux sociaux, analytic</text:span></text:p>
          </table:table-cell>
          <table:table-cell table:style-name="ce6" office:value-type="float" office:value="7" calcext:value-type="float">
            <text:p>7</text:p>
          </table:table-cell>
          <table:table-cell table:style-name="ce17" table:formula="of:=[.D14]/7" office:value-type="float" office:value="1" calcext:value-type="float">
            <text:p>1,00</text:p>
          </table:table-cell>
          <table:table-cell table:style-name="ce20" table:formula="of:=[.E14]*[.E5]" office:value-type="currency" office:currency="EUR" office:value="140" calcext:value-type="currency">
            <text:p><text:s/>140,00 € </text:p>
          </table:table-cell>
          <table:table-cell table:style-name="ce54" table:number-columns-spanned="2" table:number-rows-spanned="1"/>
          <table:covered-table-cell table:style-name="ce54"/>
          <table:table-cell table:number-columns-repeated="56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29" office:value-type="string" calcext:value-type="string">
            <text:p><text:span text:style-name="T1">Formation /</text:span><text:span text:style-name="T2"> Formation sur l’outil CMS (demi journée)</text:span></text:p>
          </table:table-cell>
          <table:table-cell table:style-name="ce6" office:value-type="float" office:value="7" calcext:value-type="float">
            <text:p>7</text:p>
          </table:table-cell>
          <table:table-cell table:style-name="ce17" table:formula="of:=[.D15]/7" office:value-type="float" office:value="1" calcext:value-type="float">
            <text:p>1,00</text:p>
          </table:table-cell>
          <table:table-cell table:style-name="ce20" table:formula="of:=[.E15]*[.E5]" office:value-type="currency" office:currency="EUR" office:value="140" calcext:value-type="currency">
            <text:p><text:s/>140,00 € </text:p>
          </table:table-cell>
          <table:table-cell table:style-name="ce54" office:value-type="string" calcext:value-type="string" table:number-columns-spanned="2" table:number-rows-spanned="1">
            <text:p>Dans les disponibilités du prestataire</text:p>
          </table:table-cell>
          <table:covered-table-cell table:style-name="ce54"/>
          <table:table-cell table:number-columns-repeated="56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29" office:value-type="string" calcext:value-type="string">
            <text:p><text:span text:style-name="T1">Sécurité /</text:span><text:span text:style-name="T2"> Sécurité général du site et mise en place d'une sauvegarde automatisée</text:span></text:p>
          </table:table-cell>
          <table:table-cell table:style-name="ce6" office:value-type="float" office:value="21" calcext:value-type="float">
            <text:p>21</text:p>
          </table:table-cell>
          <table:table-cell table:style-name="ce17" table:formula="of:=[.D16]/7" office:value-type="float" office:value="3" calcext:value-type="float">
            <text:p>3,00</text:p>
          </table:table-cell>
          <table:table-cell table:style-name="ce20" table:formula="of:=[.E16]*[.E5]" office:value-type="currency" office:currency="EUR" office:value="420" calcext:value-type="currency">
            <text:p><text:s/>420,00 € </text:p>
          </table:table-cell>
          <table:table-cell table:style-name="ce54" table:number-columns-spanned="2" table:number-rows-spanned="1"/>
          <table:covered-table-cell table:style-name="ce54"/>
          <table:table-cell table:number-columns-repeated="56"/>
        </table:table-row>
        <table:table-row table:style-name="ro5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29" office:value-type="string" calcext:value-type="string">
            <text:p><text:span text:style-name="T1">Gestion de projet / </text:span><text:span text:style-name="T2">Conduite, échange, suivi du projet sur 1 mois et ajustements en cours de projet.</text:span></text:p>
          </table:table-cell>
          <table:table-cell table:style-name="ce6" office:value-type="float" office:value="14" calcext:value-type="float">
            <text:p>14</text:p>
          </table:table-cell>
          <table:table-cell table:style-name="ce17" table:formula="of:=[.D17]/7" office:value-type="float" office:value="2" calcext:value-type="float">
            <text:p>2,00</text:p>
          </table:table-cell>
          <table:table-cell table:style-name="ce19" table:formula="of:=[.E17]*[.E5]" office:value-type="currency" office:currency="EUR" office:value="280" calcext:value-type="currency">
            <text:p><text:s/>280,00 € </text:p>
          </table:table-cell>
          <table:table-cell table:style-name="ce54" office:value-type="string" calcext:value-type="string" table:number-columns-spanned="2" table:number-rows-spanned="1">
            <text:p>Dans les disponibilités du prestataire</text:p>
          </table:table-cell>
          <table:covered-table-cell table:style-name="ce54"/>
          <table:table-cell table:number-columns-repeated="56"/>
        </table:table-row>
        <table:table-row table:style-name="ro7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Remise commercial</text:p>
          </table:table-cell>
          <table:table-cell table:style-name="ce34" office:value-type="float" office:value="-227.5" calcext:value-type="float">
            <text:p>-227,5</text:p>
          </table:table-cell>
          <table:table-cell table:style-name="ce39" table:formula="of:=[.D18]/7" office:value-type="float" office:value="-32.5" calcext:value-type="float">
            <text:p>-32,50</text:p>
          </table:table-cell>
          <table:table-cell table:style-name="ce44" table:formula="of:=[.E18]*[.E5]" office:value-type="currency" office:currency="EUR" office:value="-4550" calcext:value-type="currency">
            <text:p>-4 550,00 € </text:p>
          </table:table-cell>
          <table:table-cell table:style-name="ce50" office:value-type="string" calcext:value-type="string" table:number-columns-spanned="2" table:number-rows-spanned="1">
            <text:p>Il est convenus que la réalisattion du site est un projet de formation du prestataire et que celui-ci seras rémunérer par les connaissances aquisent à le réaliser</text:p>
          </table:table-cell>
          <table:covered-table-cell table:style-name="ce54"/>
          <table:table-cell table:number-columns-repeated="56"/>
        </table:table-row>
        <table:table-row table:style-name="ro1">
          <table:table-cell table:style-name="ce1"/>
          <table:table-cell table:style-name="ce11" office:value-type="string" calcext:value-type="string" table:number-columns-spanned="2" table:number-rows-spanned="1">
            <text:p>Total</text:p>
          </table:table-cell>
          <table:covered-table-cell table:style-name="ce12"/>
          <table:table-cell table:style-name="ce14" table:formula="of:=SUM([.D9:.D18])" office:value-type="float" office:value="13.5" calcext:value-type="float">
            <text:p>13,5</text:p>
          </table:table-cell>
          <table:table-cell table:style-name="ce18" table:formula="of:=SUM([.E9:.E18])" office:value-type="float" office:value="0" calcext:value-type="float">
            <text:p>0,00</text:p>
          </table:table-cell>
          <table:table-cell table:style-name="ce21" table:formula="of:=SUM([.F9:.F18])" office:value-type="currency" office:currency="EUR" office:value="0" calcext:value-type="currency">
            <text:p>- € </text:p>
          </table:table-cell>
          <table:table-cell table:style-name="ce14" table:number-columns-spanned="2" table:number-rows-spanned="1"/>
          <table:covered-table-cell table:style-name="ce14"/>
          <table:table-cell table:number-columns-repeated="56"/>
        </table:table-row>
        <table:table-row table:style-name="ro1">
          <table:table-cell table:style-name="ce1" table:number-columns-repeated="6"/>
          <table:table-cell table:style-name="ce24"/>
          <table:table-cell table:style-name="ce1"/>
          <table:table-cell table:number-columns-repeated="56"/>
        </table:table-row>
        <table:table-row table:style-name="ro1">
          <table:table-cell table:style-name="ce1"/>
          <table:table-cell table:style-name="ce26" office:value-type="string" calcext:value-type="string" table:number-columns-spanned="2" table:number-rows-spanned="1">
            <text:p>Total HT</text:p>
          </table:table-cell>
          <table:covered-table-cell table:style-name="ce26"/>
          <table:table-cell table:style-name="ce37" table:formula="of:=[.F19]" office:value-type="currency" office:currency="EUR" office:value="0" calcext:value-type="currency" table:number-columns-spanned="3" table:number-rows-spanned="1">
            <text:p>- € </text:p>
          </table:table-cell>
          <table:covered-table-cell table:number-columns-repeated="2" table:style-name="ce15"/>
          <table:table-cell table:style-name="ce7" table:number-columns-spanned="2" table:number-rows-spanned="1"/>
          <table:covered-table-cell table:style-name="ce7"/>
          <table:table-cell table:number-columns-repeated="56"/>
        </table:table-row>
        <table:table-row table:style-name="ro1">
          <table:table-cell table:style-name="ce1"/>
          <table:table-cell table:style-name="ce26" office:value-type="string" calcext:value-type="string" table:number-columns-spanned="2" table:number-rows-spanned="1">
            <text:p>Total TVA</text:p>
          </table:table-cell>
          <table:covered-table-cell table:style-name="ce26"/>
          <table:table-cell table:style-name="ce37" table:formula="of:=[.D23]-[.D21]" office:value-type="currency" office:currency="EUR" office:value="0" calcext:value-type="currency" table:number-columns-spanned="3" table:number-rows-spanned="1">
            <text:p>- € </text:p>
          </table:table-cell>
          <table:covered-table-cell table:number-columns-repeated="2" table:style-name="ce15"/>
          <table:table-cell table:style-name="ce7" table:number-columns-spanned="2" table:number-rows-spanned="1"/>
          <table:covered-table-cell table:style-name="ce7"/>
          <table:table-cell table:number-columns-repeated="56"/>
        </table:table-row>
        <table:table-row table:style-name="ro1">
          <table:table-cell table:style-name="ce1"/>
          <table:table-cell table:style-name="ce26" office:value-type="string" calcext:value-type="string" table:number-columns-spanned="2" table:number-rows-spanned="1">
            <text:p>Total TTC</text:p>
          </table:table-cell>
          <table:covered-table-cell table:style-name="ce26"/>
          <table:table-cell table:style-name="ce37" table:formula="of:=[.D21]*1.2" office:value-type="currency" office:currency="EUR" office:value="0" calcext:value-type="currency" table:number-columns-spanned="3" table:number-rows-spanned="1">
            <text:p>- € </text:p>
          </table:table-cell>
          <table:covered-table-cell table:number-columns-repeated="2" table:style-name="ce15"/>
          <table:table-cell table:style-name="ce7" table:number-columns-spanned="2" table:number-rows-spanned="1"/>
          <table:covered-table-cell table:style-name="ce7"/>
          <table:table-cell table:number-columns-repeated="56"/>
        </table:table-row>
        <table:table-row table:style-name="ro1">
          <table:table-cell table:style-name="ce1" table:number-columns-repeated="6"/>
          <table:table-cell table:style-name="ce24"/>
          <table:table-cell table:style-name="ce1"/>
          <table:table-cell table:number-columns-repeated="56"/>
        </table:table-row>
        <table:table-row table:style-name="ro8">
          <table:table-cell table:style-name="ce1"/>
          <table:table-cell table:style-name="ce8" table:number-columns-spanned="2" table:number-rows-spanned="1"/>
          <table:covered-table-cell table:style-name="ce13"/>
          <table:table-cell table:style-name="ce16" table:number-columns-repeated="5"/>
          <table:table-cell table:number-columns-repeated="56"/>
        </table:table-row>
        <table:table-row table:style-name="ro1" table:number-rows-repeated="10">
          <table:table-cell table:style-name="ce1" table:number-columns-repeated="8"/>
          <table:table-cell table:number-columns-repeated="56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Devis.$A$1" table:cell-range-address="$Devis.$A$1:.$H$2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currency-style style:name="N112P0" style:volatile="true">
      <number:text> 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2P1" style:volatile="true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2P2" style:volatile="true">
      <number:text>-</number:text>
      <number:number number:decimal-places="0" number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22:29:10.49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vis" style:display-name="PageStyle_Dev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8T22:34:09.908000000</dc:date>
    <meta:generator>LibreOffice/7.2.1.2$Windows_X86_64 LibreOffice_project/87b77fad49947c1441b67c559c339af8f3517e22</meta:generator>
    <meta:editing-duration>PT13M39S</meta:editing-duration>
    <meta:editing-cycles>2</meta:editing-cycles>
    <meta:document-statistic meta:table-count="1" meta:cell-count="79" meta:object-count="0"/>
  </office:meta>
</office:document-meta>
</file>